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oto Sans Disp" svg:font-family="'Noto Sans Disp'" style:font-family-generic="roman" style:font-pitch="variable"/>
    <style:font-face style:name="Noto Sans Disp1" svg:font-family="'Noto Sans Disp'" style:font-family-generic="swiss" style:font-pitch="variable"/>
    <style:font-face style:name="Noto Sans Devanagari" svg:font-family="'Noto Sans Devanagari'" style:font-family-generic="system" style:font-pitch="variable"/>
    <style:font-face style:name="Noto Sans Disp2" svg:font-family="'Noto Sans Disp'" style:font-family-generic="system" style:font-pitch="variable"/>
  </office:font-face-decls>
  <office:automatic-styles>
    <style:style style:name="P1" style:family="paragraph" style:parent-style-name="Standard">
      <style:text-properties officeooo:rsid="000593a1" officeooo:paragraph-rsid="000593a1"/>
    </style:style>
    <style:style style:name="P2" style:family="paragraph" style:parent-style-name="Standard">
      <style:text-properties style:text-underline-style="solid" style:text-underline-width="auto" style:text-underline-color="font-color" officeooo:rsid="000593a1" officeooo:paragraph-rsid="000593a1"/>
    </style:style>
    <style:style style:name="P3" style:family="paragraph" style:parent-style-name="Standard">
      <style:text-properties style:text-underline-style="solid" style:text-underline-width="auto" style:text-underline-color="font-color" officeooo:rsid="0006e0fb" officeooo:paragraph-rsid="0006e0fb"/>
    </style:style>
    <style:style style:name="P4" style:family="paragraph" style:parent-style-name="Standard">
      <style:text-properties style:text-underline-style="solid" style:text-underline-width="auto" style:text-underline-color="font-color" officeooo:rsid="0006e0fb" officeooo:paragraph-rsid="0007ef32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6e0fb" officeooo:paragraph-rsid="0006e0fb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6e0fb" officeooo:paragraph-rsid="0007ef32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593a1" officeooo:paragraph-rsid="0006e0fb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7ef32" officeooo:paragraph-rsid="0007ef32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06e0fb" officeooo:paragraph-rsid="0006e0fb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07ef32" officeooo:paragraph-rsid="0007ef32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07f712" officeooo:paragraph-rsid="0007f712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officeooo:rsid="0007f712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officeooo:rsid="0007ef32" style:font-style-asian="normal" style:font-style-complex="normal"/>
    </style:style>
    <style:style style:name="T6" style:family="text">
      <style:text-properties fo:font-style="normal" style:text-underline-style="none" officeooo:rsid="0007f712" style:font-style-asian="normal" style:font-style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bold" officeooo:rsid="0007f712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-deb bootcamp <text:s/>26.10.17 notes</text:p>
      <text:p text:style-name="P1"/>
      <text:p text:style-name="P2">popular library: underscore.js </text:p>
      <text:p text:style-name="P2"/>
      <text:p text:style-name="P1">Underscore.js is an example of how we can use an object to store a lot of methods inside them. In this way, objects in javascript act as namespaces. </text:p>
      <text:p text:style-name="P1"/>
      <text:p text:style-name="P1">Syntax: _.map() _. reduce() etc...</text:p>
      <text:p text:style-name="P1"/>
      <text:p text:style-name="P1">This library is particularly useful, as it contains things like map() reduce() indexOf() (which is a different indexOf() to the indexOf() defined in array.prototype. Array.prototype is another good example of how we can section off namespaces and add methods to an object or datatype.</text:p>
      <text:p text:style-name="P1"/>
      <text:p text:style-name="P2">The keyword <text:span text:style-name="T1">this</text:span></text:p>
      <text:p text:style-name="P2"><text:span text:style-name="T4"/></text:p>
      <text:p text:style-name="P3"><text:span text:style-name="T4">To demonstrate </text:span><text:span text:style-name="T2">this</text:span><text:span text:style-name="T4"> let’s do an example, using an object:</text:span></text:p>
      <text:p text:style-name="P3"><text:span text:style-name="T4"/></text:p>
      <text:p text:style-name="P3"><text:span text:style-name="T7">var comments = {};</text:span><text:span text:style-name="T4"> </text:span><text:span text:style-name="T2">//define an empty object</text:span></text:p>
      <text:p text:style-name="P3"><text:span text:style-name="T7">comments.data = [];</text:span><text:span text:style-name="T4"> </text:span><text:span text:style-name="T2">//define an empty array, as a property of this object</text:span></text:p>
      <text:p text:style-name="P3"><text:span text:style-name="T4"/></text:p>
      <text:p text:style-name="P3"><text:span text:style-name="T4">Now that we have our object, we want to add a function to this namespace, that prints out the elements in the </text:span><text:span text:style-name="T7">data </text:span><text:span text:style-name="T9">property</text:span><text:span text:style-name="T4">. Previously we defined our functions separately, like so:</text:span></text:p>
      <text:p text:style-name="P3"><text:span text:style-name="T4"/></text:p>
      <text:p text:style-name="P5"><text:span text:style-name="T4">function <text:s/>print(arr){</text:span></text:p>
      <text:p text:style-name="P5"><text:span text:style-name="T4"><text:tab/>arr.forEach(function(elements){</text:span></text:p>
      <text:p text:style-name="P5"><text:span text:style-name="T4"><text:tab/><text:tab/>console.log(elements);</text:span></text:p>
      <text:p text:style-name="P5"><text:span text:style-name="T4"><text:tab/>});</text:span></text:p>
      <text:p text:style-name="P5"><text:span text:style-name="T4">}</text:span></text:p>
      <text:p text:style-name="P7"><text:span text:style-name="T4"/></text:p>
      <text:p text:style-name="P4"><text:span text:style-name="T4">However, this is still a </text:span><text:span text:style-name="T7">public</text:span><text:span text:style-name="T4"> function. </text:span><text:span text:style-name="T5">To use is we would type:</text:span></text:p>
      <text:p text:style-name="P4"><text:span text:style-name="T5"/></text:p>
      <text:p text:style-name="P8"><text:span text:style-name="T4">print.(comments.data);</text:span></text:p>
      <text:p text:style-name="P8"><text:span text:style-name="T4"/></text:p>
      <text:p text:style-name="P10"><text:span text:style-name="T4">This also means that we still have to access that specific object. 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oft-page-break/><text:span text:style-name="T4">To add it to the </text:span><text:span text:style-name="T2">comments</text:span><text:span text:style-name="T4"> object/namespace, as defined below, we can simple add it as a property of the object. </text:span></text:p>
      <text:p text:style-name="P5"><text:span text:style-name="T4"/></text:p>
      <text:p text:style-name="P5"><text:span text:style-name="T4">comments.print = function(arr){</text:span></text:p>
      <text:p text:style-name="P5"><text:span text:style-name="T4"><text:tab/>arr.forEach(function(elements){</text:span></text:p>
      <text:p text:style-name="P5"><text:span text:style-name="T4"><text:tab/><text:tab/>console.log(elements);</text:span></text:p>
      <text:p text:style-name="P5"><text:span text:style-name="T4"><text:tab/>});</text:span></text:p>
      <text:p text:style-name="P5"><text:span text:style-name="T4">}</text:span></text:p>
      <text:p text:style-name="P5"><text:span text:style-name="T4"/></text:p>
      <text:p text:style-name="P9"><text:span text:style-name="T4">NOTE: We can leave the function name there if we want, but it’s not necessary.</text:span></text:p>
      <text:p text:style-name="P9"><text:span text:style-name="T4"/></text:p>
      <text:p text:style-name="P3"><text:span text:style-name="T4">Now we have our function as a part of the namespace, however to use it we still have to type:</text:span></text:p>
      <text:p text:style-name="P3"><text:span text:style-name="T4"/></text:p>
      <text:p text:style-name="P5"><text:span text:style-name="T4">comments.print(comments.data);</text:span></text:p>
      <text:p text:style-name="P5"><text:span text:style-name="T4"/></text:p>
      <text:p text:style-name="P10"><text:span text:style-name="T4">So, even though we can do this, we don’t want to pass in </text:span><text:span text:style-name="T2">comments.data</text:span><text:span text:style-name="T4"> as a parameter everytime we use this function. We want it to use the data that we have in the same object.</text:span></text:p>
      <text:p text:style-name="P10"><text:span text:style-name="T4"/></text:p>
      <text:p text:style-name="P6"><text:span text:style-name="T4">comments.print = function(){</text:span></text:p>
      <text:p text:style-name="P6"><text:span text:style-name="T4"><text:tab/></text:span><text:span text:style-name="T5">this.data</text:span><text:span text:style-name="T4">.forEach(function(elements){</text:span></text:p>
      <text:p text:style-name="P6"><text:span text:style-name="T4"><text:tab/><text:tab/>console.log(elements);</text:span></text:p>
      <text:p text:style-name="P6"><text:span text:style-name="T4"><text:tab/>});</text:span></text:p>
      <text:p text:style-name="P6"><text:span text:style-name="T4">}</text:span></text:p>
      <text:p text:style-name="P6"><text:span text:style-name="T4"/></text:p>
      <text:p text:style-name="P10"><text:span text:style-name="T4">In this case, we can use keyword </text:span><text:span text:style-name="T2">this </text:span><text:span text:style-name="T6">to refer to the object </text:span><text:span text:style-name="T8">comments</text:span></text:p>
      <text:p text:style-name="P11"><text:span text:style-name="T6">(</text:span><text:span text:style-name="T4">then we specify which property is to be used by adding </text:span><text:span text:style-name="T7">.data</text:span><text:span text:style-name="T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oto Sans Disp" svg:font-family="'Noto Sans Disp'" style:font-family-generic="roman" style:font-pitch="variable"/>
    <style:font-face style:name="Noto Sans Disp1" svg:font-family="'Noto Sans Disp'" style:font-family-generic="swiss" style:font-pitch="variable"/>
    <style:font-face style:name="Noto Sans Devanagari" svg:font-family="'Noto Sans Devanagari'" style:font-family-generic="system" style:font-pitch="variable"/>
    <style:font-face style:name="Noto Sans Disp2" svg:font-family="'Noto Sans Dis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ans Disp" fo:font-size="12pt" fo:language="en" fo:country="US" style:letter-kerning="true" style:font-name-asian="Noto Sans Disp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oto Sans Disp" fo:font-size="12pt" fo:language="en" fo:country="US" style:letter-kerning="true" style:font-name-asian="Noto Sans Disp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oto Sans Disp1" fo:font-family="'Noto Sans Disp'" style:font-family-generic="swiss" style:font-pitch="variable" fo:font-size="14pt" style:font-name-asian="Noto Sans Disp2" style:font-family-asian="'Noto Sans Dis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08:40:52.466189977</meta:creation-date>
    <dc:date>2017-10-26T09:22:21.261281931</dc:date>
    <meta:editing-duration>PT3M47S</meta:editing-duration>
    <meta:editing-cycles>1</meta:editing-cycles>
    <meta:document-statistic meta:table-count="0" meta:image-count="0" meta:object-count="0" meta:page-count="2" meta:paragraph-count="35" meta:word-count="315" meta:character-count="1945" meta:non-whitespace-character-count="1647"/>
    <meta:generator>LibreOffice/5.3.6.1$Linux_X86_64 LibreOffice_project/30m0$Build-1</meta:generator>
  </office:meta>
</office:document-meta>
</file>